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9528in" table:align="left"/>
    </style:style>
    <style:style style:name="Table1.A" style:family="table-column">
      <style:table-column-properties style:column-width="0.7028in"/>
    </style:style>
    <style:style style:name="Table1.B" style:family="table-column">
      <style:table-column-properties style:column-width="1.1146in"/>
    </style:style>
    <style:style style:name="Table1.C" style:family="table-column">
      <style:table-column-properties style:column-width="1.1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0651d5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0651d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/>✅ <text:span text:style-name="Strong_20_Emphasis">Day </text:span><text:span text:style-name="Strong_20_Emphasis"><text:span text:style-name="T2">26</text:span></text:span><text:span text:style-name="Strong_20_Emphasis"> Events Basics</text:span></text:h>
      <text:p text:style-name="Text_20_body"/>
      <text:h text:style-name="Heading_20_2" text:outline-level="2">1. What is an Event?</text:h>
      <text:p text:style-name="Text_20_body"><text:line-break/>An <text:span text:style-name="Strong_20_Emphasis">event</text:span> is an action done by the user or the browser.</text:p>
      <text:p text:style-name="Text_20_body"><text:span text:style-name="Strong_20_Emphasis">Examples of events:</text:span></text:p>
      <text:list xml:id="list1587102548" text:style-name="L2">
        <text:list-item>
          <text:p text:style-name="P4">Clicking a button</text:p>
        </text:list-item>
        <text:list-item>
          <text:p text:style-name="P4">Typing in an input box</text:p>
        </text:list-item>
        <text:list-item>
          <text:p text:style-name="P4">Moving the mouse</text:p>
        </text:list-item>
        <text:list-item>
          <text:p text:style-name="P4">Pressing a keyboard key</text:p>
        </text:list-item>
        <text:list-item>
          <text:p text:style-name="P4">Submitting a form</text:p>
        </text:list-item>
      </text:list>
      <text:p text:style-name="Text_20_body"/>
      <text:p text:style-name="Horizontal_20_Line"/>
      <text:h text:style-name="Heading_20_2" text:outline-level="2">2. addEventListener</text:h>
      <text:p text:style-name="Text_20_body"><text:line-break/><text:span text:style-name="Source_20_Text">addEventListener</text:span> is a JavaScript method used to listen for events on an HTML element.</text:p>
      <text:p text:style-name="Text_20_body"><text:span text:style-name="Strong_20_Emphasis">Syntax:</text:span></text:p>
      <text:p text:style-name="Preformatted_20_Text"><text:span text:style-name="Source_20_Text">element.addEventListener("event", function() {</text:span></text:p>
      <text:p text:style-name="Preformatted_20_Text"><text:span text:style-name="Source_20_Text"><text:s text:c="2"/>// code to run</text:span></text:p>
      <text:p text:style-name="P2"><text:span text:style-name="Source_20_Text">});</text:span></text:p>
      <text:p text:style-name="Text_20_body"><text:span text:style-name="Strong_20_Emphasis">Example:</text:span></text:p>
      <text:p text:style-name="Preformatted_20_Text"><text:span text:style-name="Source_20_Text">document.body.addEventListener("click", function(){</text:span></text:p>
      <text:p text:style-name="Preformatted_20_Text"><text:span text:style-name="Source_20_Text"><text:s text:c="2"/>console.log("Body clicked");</text:span></text:p>
      <text:p text:style-name="P2"><text:span text:style-name="Source_20_Text">});</text:span></text:p>
      <text:p text:style-name="Text_20_body"><text:span text:style-name="Strong_20_Emphasis"/></text:p>
      <text:h text:style-name="Heading_20_2" text:outline-level="2">3. Event Object (e)</text:h>
      <text:p text:style-name="Text_20_body"><text:line-break/>The <text:span text:style-name="Strong_20_Emphasis">event object</text:span> is an object that contains information about the event.</text:p>
      <text:p text:style-name="Text_20_body"><text:span text:style-name="Strong_20_Emphasis">Example:</text:span></text:p>
      <text:p text:style-name="Preformatted_20_Text"><text:span text:style-name="Source_20_Text">document.body.addEventListener("click", function(e){</text:span></text:p>
      <text:p text:style-name="Preformatted_20_Text"><text:soft-page-break/><text:span text:style-name="Source_20_Text"><text:s text:c="2"/>console.log(e.target);</text:span></text:p>
      <text:p text:style-name="P2"><text:span text:style-name="Source_20_Text">});</text:span></text:p>
      <text:p text:style-name="Text_20_body"><text:span text:style-name="Strong_20_Emphasis">Important properties:</text:span></text:p>
      <text:list xml:id="list596280923" text:style-name="L4">
        <text:list-item>
          <text:p text:style-name="P6"><text:span text:style-name="Source_20_Text">e.target</text:span> → the element that was clicked</text:p>
        </text:list-item>
        <text:list-item>
          <text:p text:style-name="P6"><text:span text:style-name="Source_20_Text">e.type</text:span> → event type (click, keydown, etc.)</text:p>
        </text:list-item>
      </text:list>
      <text:p text:style-name="Horizontal_20_Line"/>
      <text:h text:style-name="Heading_20_2" text:outline-level="2">4. Event Bubbling</text:h>
      <text:p text:style-name="Text_20_body"><text:line-break/>Event <text:span text:style-name="Strong_20_Emphasis">bubbling</text:span> means the event starts from the child element and moves up to the parent elements.</text:p>
      <text:p text:style-name="Text_20_body"><text:span text:style-name="Strong_20_Emphasis">Order:</text:span><text:line-break/>Child → Parent → Body → Document</text:p>
      <text:p text:style-name="Horizontal_20_Line"/>
      <text:h text:style-name="P1" text:outline-level="2">5. Event Capturing</text:h>
      <text:h text:style-name="P1" text:outline-level="2"><text:span text:style-name="T1">Event </text:span><text:span text:style-name="Strong_20_Emphasis"><text:span text:style-name="T1">capturing</text:span></text:span><text:span text:style-name="T1"> means the event starts from the parent element and moves down to the child element.</text:span></text:h>
      <text:p text:style-name="Text_20_body"><text:span text:style-name="Strong_20_Emphasis">Order:</text:span><text:line-break/>Document → Body → Parent → Child</text:p>
      <text:p text:style-name="Text_20_body"><text:span text:style-name="Strong_20_Emphasis">Note:</text:span><text:line-break/>Capturing happens only if you set the third parameter of <text:span text:style-name="Source_20_Text">addEventListener</text:span> to <text:span text:style-name="Source_20_Text">true</text:span>.</text:p>
      <text:p text:style-name="Text_20_body">Example:</text:p>
      <text:p text:style-name="P2"><text:span text:style-name="Source_20_Text">element.addEventListener("click", function(){}, true);</text:span></text:p>
      <text:p text:style-name="Horizontal_20_Line"/>
      <text:h text:style-name="Heading_20_2" text:outline-level="2">6. Difference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Bubbling</text:p>
            </table:table-cell>
            <table:table-cell table:style-name="Table1.A1" office:value-type="string">
              <text:p text:style-name="Table_20_Heading">Capturing</text:p>
            </table:table-cell>
          </table:table-row>
        </table:table-header-rows>
        <table:table-row>
          <table:table-cell table:style-name="Table1.A1" office:value-type="string">
            <text:p text:style-name="Table_20_Contents">Direction</text:p>
          </table:table-cell>
          <table:table-cell table:style-name="Table1.A1" office:value-type="string">
            <text:p text:style-name="Table_20_Contents">Child → Parent</text:p>
          </table:table-cell>
          <table:table-cell table:style-name="Table1.A1" office:value-type="string">
            <text:p text:style-name="Table_20_Contents">Parent → Child</text:p>
          </table:table-cell>
        </table:table-row>
        <table:table-row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Usage</text:p>
          </table:table-cell>
          <table:table-cell table:style-name="Table1.A1" office:value-type="string">
            <text:p text:style-name="Table_20_Contents">Most common</text:p>
          </table:table-cell>
          <table:table-cell table:style-name="Table1.A1" office:value-type="string">
            <text:p text:style-name="Table_20_Contents">Rare</text:p>
          </table:table-cell>
        </table:table-row>
      </table:table>
      <text:p text:style-name="Horizontal_20_Line"/>
      <text:h text:style-name="Heading_20_2" text:outline-level="2">7. Revision</text:h>
      <text:list xml:id="list2956532373" text:style-name="L5">
        <text:list-item>
          <text:p text:style-name="P7">Event = user or browser action</text:p>
        </text:list-item>
        <text:list-item>
          <text:p text:style-name="P7"><text:soft-page-break/>addEventListener = listens to events</text:p>
        </text:list-item>
        <text:list-item>
          <text:p text:style-name="P7">Event object = gives event details</text:p>
        </text:list-item>
        <text:list-item>
          <text:p text:style-name="P7">Bubbling = child to parent</text:p>
        </text:list-item>
        <text:list-item>
          <text:p text:style-name="P7">Capturing = parent to child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9T15:34:46.426000000</meta:creation-date>
    <dc:date>2025-12-09T17:55:09.475000000</dc:date>
    <meta:editing-duration>PT20M11S</meta:editing-duration>
    <meta:editing-cycles>2</meta:editing-cycles>
    <meta:generator>Neat_Office/6.2.8.2$Windows_x86 LibreOffice_project/</meta:generator>
    <meta:document-statistic meta:table-count="1" meta:image-count="0" meta:object-count="0" meta:page-count="3" meta:paragraph-count="56" meta:word-count="246" meta:character-count="1510" meta:non-whitespace-character-count="1321"/>
  </office:meta>
</office:document-meta>
</file>